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ENDOZA TRIBEÑO, YVET MONICA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GALLINAS ROJA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HUAS</text:span></text:p>
      <text:p text:style-name="P6"/>
      <text:p text:style-name="P6">Recojo: <text:span text:style-name="T3">MENDOZA TRIBEÑO, YVET MONIC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46:5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